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,arial" svg:font-family="'calibri,arial'"/>
    <style:font-face style:name="Noto Sans1" svg:font-family="'Noto San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,arial" style:text-underline-style="solid" style:text-underline-width="auto" style:text-underline-color="font-color" fo:font-weight="bold" officeooo:rsid="001aee45" officeooo:paragraph-rsid="001aee45" style:font-weight-asian="bold" style:font-weight-complex="bold"/>
    </style:style>
    <style:style style:name="P2" style:family="paragraph" style:parent-style-name="Standard">
      <style:text-properties style:font-name="calibri,arial" style:text-underline-style="solid" style:text-underline-width="auto" style:text-underline-color="font-color" fo:font-weight="normal" officeooo:rsid="001aee45" officeooo:paragraph-rsid="001aee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s</text:p>
      <text:p text:style-name="P2">Slide Set 1</text:p>
      <text:p text:style-name="P2"/>
      <text:p text:style-name="P2"/>
      <text:p text:style-name="P1">Search</text:p>
      <text:p text:style-name="P2">Slide Set 1</text:p>
      <text:p text:style-name="P2"/>
      <text:p text:style-name="P2">Slide Set 2</text:p>
      <text:p text:style-name="P2"/>
      <text:p text:style-name="P2">Slide Set 3</text:p>
      <text:p text:style-name="P2"/>
      <text:p text:style-name="P2">Slide Set 4</text:p>
      <text:p text:style-name="P2"/>
      <text:p text:style-name="P2"/>
      <text:p text:style-name="P1">Logic</text:p>
      <text:p text:style-name="P2">Slide Set 1</text:p>
      <text:p text:style-name="P2"/>
      <text:p text:style-name="P2">Slide Set 2</text:p>
      <text:p text:style-name="P2"/>
      <text:p text:style-name="P2"/>
      <text:p text:style-name="P1">Uncertainty</text:p>
      <text:p text:style-name="P2">Slide Set 1</text:p>
      <text:p text:style-name="P2"/>
      <text:p text:style-name="P2">Slide Set 2</text:p>
      <text:p text:style-name="P2"/>
      <text:p text:style-name="P2"/>
      <text:p text:style-name="P1">Learning</text:p>
      <text:p text:style-name="P2">Slide Set 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,arial" svg:font-family="'calibri,arial'"/>
    <style:font-face style:name="Noto Sans1" svg:font-family="'Noto Sans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19:14:23.658459597</meta:creation-date>
    <meta:generator>LibreOffice/6.1.5.2$Linux_X86_64 LibreOffice_project/10$Build-2</meta:generator>
    <dc:date>2021-01-17T19:21:34.006401999</dc:date>
    <meta:editing-duration>PT7M10S</meta:editing-duration>
    <meta:editing-cycles>2</meta:editing-cycles>
    <meta:document-statistic meta:table-count="0" meta:image-count="0" meta:object-count="0" meta:page-count="1" meta:paragraph-count="15" meta:word-count="35" meta:character-count="146" meta:non-whitespace-character-count="126"/>
  </office:meta>
</office:document-meta>
</file>